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cab01"/>
    </style:style>
    <style:style style:name="P3" style:family="paragraph" style:parent-style-name="Standard" style:list-style-name="L1">
      <style:text-properties officeooo:paragraph-rsid="000db88e"/>
    </style:style>
    <style:style style:name="P4" style:family="paragraph" style:parent-style-name="Standard" style:list-style-name="L1">
      <style:text-properties officeooo:paragraph-rsid="000ddea9"/>
    </style:style>
    <style:style style:name="P5" style:family="paragraph" style:parent-style-name="Standard" style:list-style-name="L1">
      <style:text-properties officeooo:paragraph-rsid="000eebda"/>
    </style:style>
    <style:style style:name="T1" style:family="text">
      <style:text-properties officeooo:rsid="0005f616"/>
    </style:style>
    <style:style style:name="T2" style:family="text">
      <style:text-properties officeooo:rsid="000668e9"/>
    </style:style>
    <style:style style:name="T3" style:family="text">
      <style:text-properties officeooo:rsid="00080c74"/>
    </style:style>
    <style:style style:name="T4" style:family="text">
      <style:text-properties officeooo:rsid="0008f4cf"/>
    </style:style>
    <style:style style:name="T5" style:family="text">
      <style:text-properties officeooo:rsid="000a7507"/>
    </style:style>
    <style:style style:name="T6" style:family="text">
      <style:text-properties officeooo:rsid="000cab01"/>
    </style:style>
    <style:style style:name="T7" style:family="text">
      <style:text-properties officeooo:rsid="000db88e"/>
    </style:style>
    <style:style style:name="T8" style:family="text">
      <style:text-properties officeooo:rsid="000e22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89345536" text:style-name="L1">
        <text:list-item>
          <text:p text:style-name="P1"><text:span text:style-name="T1">E</text:span>m uma representação atômica, cada estado do mundo é indivisível, <text:span text:style-name="T1">sem estrutura interna. Nesta representação cada estado equivale a menor parte que pode ser descrita em um problema, ou seja, o menor estado pelo qual ele deve ser submetido, sendo esse estado idêntico ou diferente de outro.</text:span><text:line-break/></text:p>
        </text:list-item>
        <text:list-item>
          <text:p text:style-name="P1"><text:span text:style-name="T3">B</text:span>aseada na situação atual e na medida de desempenho do agente, é o primeiro passo para a resolução de problemas.<text:span text:style-name="T2">. É preciso levar em consideração </text:span><text:span text:style-name="T3">as ações que podem ser todas, quais delas podem ser tomadas e quais estados considerar.</text:span><text:line-break/></text:p>
        </text:list-item>
        <text:list-item>
          <text:p text:style-name="P1"><text:span text:style-name="T4">P</text:span>rocesso de decidir que ações e estados devem ser considerados, dado um objetivo. <text:line-break/></text:p>
        </text:list-item>
        <text:list-item>
          <text:p text:style-name="P2"><text:span text:style-name="T5">Observável: </text:span>o agente sempre conhece o estado atual <text:span text:style-name="T5"><text:line-break/>Discreto: </text:span><text:span text:style-name="T6">em qualquer es</text:span>tado dado, haverá apenas um número finito de ações para escolher <text:span text:style-name="T5"><text:line-break/>Conhecido: </text:span>o agente sabe quais estados serão alcançados em cada ação <text:span text:style-name="T5"><text:line-break/>Determinístico: </text:span>cada ação tem exatamente um resultado. <text:line-break/></text:p>
        </text:list-item>
        <text:list-item>
          <text:p text:style-name="P3"><text:span text:style-name="T7">Dada uma ação do agente a solução só pode especifica ruma segunda ação possível. </text:span>Sob essas premissas, a solução para qualquer problema é uma sequência fixa de ações <text:line-break/></text:p>
        </text:list-item>
        <text:list-item>
          <text:p text:style-name="P4"><text:span text:style-name="T7">P</text:span>rocesso de procurar por tal sequência de ações que alcançam o objetivo. Um algoritmo de busca recebe um problema como entrada e devolve uma solução sob a forma de uma sequência de ações <text:line-break/></text:p>
        </text:list-item>
        <text:list-item>
          <text:p text:style-name="P5"><text:span text:style-name="T8">C</text:span>onjunto de todos os estados acessíveis a partir do estado inicial, por qualquer sequência de ações. Um caminho no espaço de estados é uma sequência de estados conectados por uma sequência de ações. </text:p>
          <text:p text:style-name="P5"/>
        </text:list-item>
        <text:list-item>
          <text:p text:style-name="P1"><text:line-break/></text:p>
        </text:list-item>
        <text:list-item>
          <text:p text:style-name="P1"><text:line-break/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4:56:21.896000000</meta:creation-date>
    <dc:date>2020-03-05T16:25:00.332000000</dc:date>
    <meta:editing-duration>PT1H7M12S</meta:editing-duration>
    <meta:editing-cycles>14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10" meta:word-count="244" meta:character-count="1451" meta:non-whitespace-character-count="1208"/>
  </office:meta>
</office:document-meta>
</file>